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start="Arrow" draw:marker-end="Double_20_Arrow" draw:textarea-horizontal-align="center" draw:textarea-vertical-align="middl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1" draw:layer="layout" svg:width="5.08cm" svg:height="3.175cm" svg:x="5.445cm" svg:y="5.445cm">
          <text:p text:style-name="P1">Certifications</text:p>
        </draw:rect>
        <draw:rect draw:style-name="gr1" draw:text-style-name="P1" draw:id="id2" draw:layer="layout" svg:width="5.715cm" svg:height="3.175cm" svg:x="14.97cm" svg:y="4.81cm">
          <text:p text:style-name="P1">Sections</text:p>
        </draw:rect>
        <draw:connector draw:style-name="gr2" draw:text-style-name="P2" draw:layer="layout" svg:x1="10.525cm" svg:y1="7.032cm" svg:x2="14.97cm" svg:y2="6.397cm" draw:start-shape="id1" draw:end-shape="id2" svg:d="m10525 7032h2223v-635h2222">
          <text:p/>
        </draw:connector>
        <draw:rect draw:style-name="gr1" draw:text-style-name="P1" draw:id="id3" draw:layer="layout" svg:width="5.715cm" svg:height="3.175cm" svg:x="1.635cm" svg:y="9.255cm">
          <text:p text:style-name="P1">CertLevels</text:p>
        </draw:rect>
        <draw:connector draw:style-name="gr2" draw:text-style-name="P2" draw:layer="layout" svg:x1="4.492cm" svg:y1="9.255cm" svg:x2="5.445cm" svg:y2="7.032cm" draw:start-shape="id3" draw:start-glue-point="0" draw:end-shape="id1" svg:d="m4492 9255v-2223h953">
          <text:p/>
        </draw:connector>
        <draw:rect draw:style-name="gr1" draw:text-style-name="P1" draw:layer="layout" svg:width="5.715cm" svg:height="3.175cm" svg:x="21.32cm" svg:y="7.985cm">
          <text:p text:style-name="P1">Staff</text:p>
        </draw:rect>
        <draw:rect draw:style-name="gr1" draw:text-style-name="P1" draw:layer="layout" svg:width="5.715cm" svg:height="3.175cm" svg:x="21.32cm" svg:y="12.43cm">
          <text:p text:style-name="P1">Contacts</text:p>
        </draw:rect>
        <draw:rect draw:style-name="gr1" draw:text-style-name="P1" draw:id="id4" draw:layer="layout" svg:width="5.715cm" svg:height="3.175cm" svg:x="1.635cm" svg:y="1.635cm">
          <text:p text:style-name="P1">Class Requests</text:p>
        </draw:rect>
        <draw:connector draw:style-name="gr2" draw:text-style-name="P2" draw:layer="layout" svg:x1="7.985cm" svg:y1="5.445cm" svg:x2="7.35cm" svg:y2="3.222cm" draw:start-shape="id1" draw:end-shape="id4" draw:end-glue-point="1" svg:d="m7985 5445v-2223h-635">
          <text:p/>
        </draw:connector>
        <draw:rect draw:style-name="gr1" draw:text-style-name="P1" draw:layer="layout" svg:width="5.715cm" svg:height="3.175cm" svg:x="21.32cm" svg:y="16.875cm">
          <text:p text:style-name="P1">SocialData</text:p>
        </draw:rect>
        <draw:rect draw:style-name="gr1" draw:text-style-name="P1" draw:layer="layout" svg:width="5.715cm" svg:height="3.175cm" svg:x="21.32cm" svg:y="4.175cm">
          <text:p text:style-name="P1">Articles</text:p>
        </draw:rect>
        <draw:rect draw:style-name="gr1" draw:text-style-name="P1" draw:layer="layout" svg:width="5.715cm" svg:height="3.175cm" svg:x="7.985cm" svg:y="9.255cm">
          <text:p text:style-name="P1">Subscribers</text:p>
        </draw:rect>
        <draw:rect draw:style-name="gr1" draw:text-style-name="P1" draw:id="id5" draw:layer="layout" svg:width="5.715cm" svg:height="3.175cm" svg:x="14.97cm" svg:y="12.43cm">
          <text:p text:style-name="P1">Newsletters</text:p>
        </draw:rect>
        <draw:rect draw:style-name="gr1" draw:text-style-name="P1" draw:id="id6" draw:layer="layout" svg:width="5.715cm" svg:height="3.175cm" svg:x="14.97cm" svg:y="16.875cm">
          <text:p text:style-name="P1">NewsletterSections</text:p>
        </draw:rect>
        <draw:connector draw:style-name="gr2" draw:text-style-name="P2" draw:layer="layout" svg:x1="17.827cm" svg:y1="15.605cm" svg:x2="17.827cm" svg:y2="16.875cm" draw:start-shape="id5" draw:end-shape="id6" svg:d="m17827 15605v1270">
          <text:p/>
        </draw:connector>
        <draw:rect draw:style-name="gr1" draw:text-style-name="P2" draw:layer="layout" svg:width="5.715cm" svg:height="3.175cm" svg:x="1.635cm" svg:y="13.065cm">
          <text:p text:style-name="P2">Brands</text:p>
        </draw:rect>
        <draw:rect draw:style-name="gr1" draw:text-style-name="P2" draw:layer="layout" svg:width="5.715cm" svg:height="3.175cm" svg:x="14.97cm" svg:y="8.62cm">
          <text:p text:style-name="P2">Trips</text:p>
        </draw:rect>
        <draw:rect draw:style-name="gr1" draw:text-style-name="P2" draw:id="id7" draw:layer="layout" svg:width="5.715cm" svg:height="3.175cm" svg:x="7.985cm" svg:y="13.065cm">
          <text:p text:style-name="P2">Albums</text:p>
        </draw:rect>
        <draw:rect draw:style-name="gr1" draw:text-style-name="P2" draw:id="id8" draw:layer="layout" svg:width="5.715cm" svg:height="3.175cm" svg:x="1.635cm" svg:y="16.875cm">
          <text:p text:style-name="P2">Photos</text:p>
        </draw:rect>
        <draw:connector draw:style-name="gr2" draw:text-style-name="P2" draw:layer="layout" svg:x1="10.842cm" svg:y1="16.24cm" svg:x2="7.35cm" svg:y2="18.462cm" draw:start-shape="id7" draw:end-shape="id8" svg:d="m10842 16240v2222h-3492">
          <text:p/>
        </draw:connector>
        <draw:rect draw:style-name="gr1" draw:text-style-name="P2" draw:id="id9" draw:layer="layout" svg:width="5.715cm" svg:height="3.175cm" svg:x="14.97cm" svg:y="1cm">
          <text:p text:style-name="P2">Meetings</text:p>
        </draw:rect>
        <draw:connector draw:style-name="gr2" draw:text-style-name="P2" draw:layer="layout" svg:x1="20.685cm" svg:y1="6.397cm" svg:x2="20.685cm" svg:y2="2.587cm" draw:start-shape="id2" draw:end-shape="id9" svg:d="m20685 6397h501v-3810h-501">
          <text:p/>
        </draw:connector>
        <draw:rect draw:style-name="gr1" draw:text-style-name="P2" draw:id="id10" draw:layer="layout" svg:width="5.08cm" svg:height="3.175cm" svg:x="8.62cm" svg:y="1cm">
          <text:p text:style-name="P2">Locations</text:p>
        </draw:rect>
        <draw:connector draw:style-name="gr2" draw:text-style-name="P2" draw:layer="layout" svg:x1="13.7cm" svg:y1="2.587cm" svg:x2="14.97cm" svg:y2="2.587cm" draw:start-shape="id10" draw:end-shape="id9" svg:d="m13700 2587h1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Double_20_Arrow" draw:display-name="Double Arrow" svg:viewBox="0 0 1131 1918" svg:d="m737 1131h394l-564-1131-567 1131h398l-398 787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9-01T17:42:39</meta:creation-date>
    <dc:date>2010-09-01T18:22:59.68</dc:date>
    <meta:editing-duration>PT00H40M20S</meta:editing-duration>
    <meta:editing-cycles>3</meta:editing-cycles>
    <meta:generator>OpenOffice.org/3.2$Win32 OpenOffice.org_project/320m18$Build-9502</meta:generator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